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57527777777778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7.65527777777778cm"/>
    </style:style>
    <style:style style:name="co4" style:family="table-column">
      <style:table-column-properties fo:break-before="auto" style:column-width="3.58069444444444cm"/>
    </style:style>
    <style:style style:name="co5" style:family="table-column">
      <style:table-column-properties fo:break-before="auto" style:column-width="1.62277777777778cm"/>
    </style:style>
    <style:style style:name="co6" style:family="table-column">
      <style:table-column-properties fo:break-before="auto" style:column-width="2.31069444444444cm"/>
    </style:style>
    <style:style style:name="co7" style:family="table-column">
      <style:table-column-properties fo:break-before="auto" style:column-width="2.68111111111111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od_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9" table:default-cell-style-name="ce2"/>
        <table:table-column table:style-name="co7" table:number-columns-repeated="16358" table:default-cell-style-name="ce2"/>
        <table:table-row table:style-name="ro1">
          <table:table-cell office:value-type="string" table:style-name="ce2">
            <text:p>FoodID</text:p>
          </table:table-cell>
          <table:table-cell office:value-type="string" table:style-name="ce3">
            <text:p>Stall</text:p>
          </table:table-cell>
          <table:table-cell office:value-type="string" table:style-name="ce3">
            <text:p>ItemName</text:p>
          </table:table-cell>
          <table:table-cell office:value-type="string" table:style-name="ce3">
            <text:p>Price</text:p>
          </table:table-cell>
          <table:table-cell office:value-type="string" table:style-name="ce3">
            <text:p>Delivery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Vegeterian</text:p>
          </table:table-cell>
          <table:table-cell office:value-type="string" table:style-name="ce4">
            <text:p>Spicy</text:p>
          </table:table-cell>
          <table:table-cell office:value-type="string" table:style-name="ce4">
            <text:p>Egg</text:p>
          </table:table-cell>
          <table:table-cell office:value-type="string" table:style-name="ce4">
            <text:p>Recommended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5">
            <text:p>Malay</text:p>
          </table:table-cell>
          <table:table-cell office:value-type="string" table:style-name="ce3">
            <text:p>Nasi lemak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2" table:formula="of:=[.A2]+1" table:style-name="ce2">
            <text:p>2</text:p>
          </table:table-cell>
          <table:table-cell office:value-type="string" table:style-name="ce5">
            <text:p>Malay</text:p>
          </table:table-cell>
          <table:table-cell office:value-type="string" table:style-name="ce3">
            <text:p>Nasi goreng kampung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3" table:formula="of:=[.A3]+1" table:style-name="ce2">
            <text:p>3</text:p>
          </table:table-cell>
          <table:table-cell office:value-type="string" table:style-name="ce5">
            <text:p>Malay</text:p>
          </table:table-cell>
          <table:table-cell office:value-type="string" table:style-name="ce3">
            <text:p>Nasi goreng tomyam</text:p>
          </table:table-cell>
          <table:table-cell office:value-type="float" office:value="6.5" table:style-name="ce3">
            <text:p>6.5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4" table:formula="of:=[.A4]+1" table:style-name="ce2">
            <text:p>4</text:p>
          </table:table-cell>
          <table:table-cell office:value-type="string" table:style-name="ce5">
            <text:p>Malay</text:p>
          </table:table-cell>
          <table:table-cell office:value-type="string" table:style-name="ce3">
            <text:p>Nasi goreng ikan masin</text:p>
          </table:table-cell>
          <table:table-cell office:value-type="float" office:value="6.5" table:style-name="ce3">
            <text:p>6.5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5" table:formula="of:=[.A5]+1" table:style-name="ce2">
            <text:p>5</text:p>
          </table:table-cell>
          <table:table-cell office:value-type="string" table:style-name="ce5">
            <text:p>Malay</text:p>
          </table:table-cell>
          <table:table-cell office:value-type="string" table:style-name="ce3">
            <text:p>Nasi goreng paprik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6" table:formula="of:=[.A6]+1" table:style-name="ce2">
            <text:p>6</text:p>
          </table:table-cell>
          <table:table-cell office:value-type="string" table:style-name="ce5">
            <text:p>Malay</text:p>
          </table:table-cell>
          <table:table-cell office:value-type="string" table:style-name="ce3">
            <text:p>Nasi goreng USA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7" table:formula="of:=[.A7]+1" table:style-name="ce2">
            <text:p>7</text:p>
          </table:table-cell>
          <table:table-cell office:value-type="string" table:style-name="ce5">
            <text:p>Malay</text:p>
          </table:table-cell>
          <table:table-cell office:value-type="string" table:style-name="ce3">
            <text:p>Nasi goreng pattaya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8" table:formula="of:=[.A8]+1" table:style-name="ce2">
            <text:p>8</text:p>
          </table:table-cell>
          <table:table-cell office:value-type="string" table:style-name="ce5">
            <text:p>Malay</text:p>
          </table:table-cell>
          <table:table-cell office:value-type="string" table:style-name="ce3">
            <text:p>Nasi goreng biasa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9" table:formula="of:=[.A9]+1" table:style-name="ce2">
            <text:p>9</text:p>
          </table:table-cell>
          <table:table-cell office:value-type="string" table:style-name="ce5">
            <text:p>Malay</text:p>
          </table:table-cell>
          <table:table-cell office:value-type="string" table:style-name="ce3">
            <text:p>Ikan goreng</text:p>
          </table:table-cell>
          <table:table-cell office:value-type="float" office:value="3.5" table:style-name="ce3">
            <text:p>3.5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10" table:formula="of:=[.A10]+1" table:style-name="ce2">
            <text:p>10</text:p>
          </table:table-cell>
          <table:table-cell office:value-type="string" table:style-name="ce5">
            <text:p>Malay</text:p>
          </table:table-cell>
          <table:table-cell office:value-type="string" table:style-name="ce3">
            <text:p>Ayam goreng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11" table:formula="of:=[.A11]+1" table:style-name="ce2">
            <text:p>11</text:p>
          </table:table-cell>
          <table:table-cell office:value-type="string" table:style-name="ce5">
            <text:p>Malay</text:p>
          </table:table-cell>
          <table:table-cell office:value-type="string" table:style-name="ce3">
            <text:p>Satay</text:p>
          </table:table-cell>
          <table:table-cell office:value-type="float" office:value="1.2" table:style-name="ce3">
            <text:p>1.2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12" table:formula="of:=[.A12]+1" table:style-name="ce2">
            <text:p>12</text:p>
          </table:table-cell>
          <table:table-cell office:value-type="string" table:style-name="ce5">
            <text:p>Malay</text:p>
          </table:table-cell>
          <table:table-cell office:value-type="string" table:style-name="ce3">
            <text:p>Kuih talam</text:p>
          </table:table-cell>
          <table:table-cell office:value-type="float" office:value="0.7" table:style-name="ce3">
            <text:p>0.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2">
          <table:table-cell office:value-type="float" office:value="13" table:formula="of:=[.A13]+1" table:style-name="ce2">
            <text:p>13</text:p>
          </table:table-cell>
          <table:table-cell office:value-type="string" table:style-name="ce3">
            <text:p>Malay</text:p>
          </table:table-cell>
          <table:table-cell office:value-type="string" table:style-name="ce3">
            <text:p>Kuih koci</text:p>
          </table:table-cell>
          <table:table-cell office:value-type="float" office:value="0.4" table:style-name="ce3">
            <text:p>0.4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14" table:formula="of:=[.A14]+1" table:style-name="ce2">
            <text:p>14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Roti canai</text:p>
          </table:table-cell>
          <table:table-cell office:value-type="float" office:value="1.2" table:style-name="ce3">
            <text:p>1.2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15" table:formula="of:=[.A15]+1" table:style-name="ce2">
            <text:p>15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Roti telur</text:p>
          </table:table-cell>
          <table:table-cell office:value-type="float" office:value="2.2999999999999998" table:style-name="ce3">
            <text:p>2.3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16" table:formula="of:=[.A16]+1" table:style-name="ce2">
            <text:p>16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Roti cheese</text:p>
          </table:table-cell>
          <table:table-cell office:value-type="float" office:value="2.5" table:style-name="ce3">
            <text:p>2.5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17" table:formula="of:=[.A17]+1" table:style-name="ce2">
            <text:p>17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Roti boom</text:p>
          </table:table-cell>
          <table:table-cell office:value-type="float" office:value="2.2000000000000002" table:style-name="ce3">
            <text:p>2.2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18" table:formula="of:=[.A18]+1" table:style-name="ce2">
            <text:p>18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Roti planta</text:p>
          </table:table-cell>
          <table:table-cell office:value-type="float" office:value="2.2000000000000002" table:style-name="ce3">
            <text:p>2.2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19" table:formula="of:=[.A19]+1" table:style-name="ce2">
            <text:p>19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Roti susu</text:p>
          </table:table-cell>
          <table:table-cell office:value-type="float" office:value="2.2000000000000002" table:style-name="ce3">
            <text:p>2.2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20" table:formula="of:=[.A20]+1" table:style-name="ce2">
            <text:p>20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Roti tisu</text:p>
          </table:table-cell>
          <table:table-cell office:value-type="float" office:value="3.2" table:style-name="ce3">
            <text:p>3.2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21" table:formula="of:=[.A21]+1" table:style-name="ce2">
            <text:p>21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Tosai</text:p>
          </table:table-cell>
          <table:table-cell office:value-type="float" office:value="1.2" table:style-name="ce3">
            <text:p>1.2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22" table:formula="of:=[.A22]+1" table:style-name="ce2">
            <text:p>22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Mee goreng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23" table:formula="of:=[.A23]+1" table:style-name="ce2">
            <text:p>23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Maggi goreng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24" table:formula="of:=[.A24]+1" table:style-name="ce2">
            <text:p>24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Maggi sou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25" table:formula="of:=[.A25]+1" table:style-name="ce2">
            <text:p>25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Teh tarik ais</text:p>
          </table:table-cell>
          <table:table-cell office:value-type="float" office:value="2.2000000000000002" table:style-name="ce3">
            <text:p>2.2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drinks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26" table:formula="of:=[.A26]+1" table:style-name="ce2">
            <text:p>26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The tarik panas</text:p>
          </table:table-cell>
          <table:table-cell office:value-type="float" office:value="1.8" table:style-name="ce3">
            <text:p>1.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drinks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27" table:formula="of:=[.A27]+1" table:style-name="ce2">
            <text:p>27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Milo ais</text:p>
          </table:table-cell>
          <table:table-cell office:value-type="float" office:value="2.5" table:style-name="ce3">
            <text:p>2.5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drinks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28" table:formula="of:=[.A28]+1" table:style-name="ce2">
            <text:p>28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Milo panas</text:p>
          </table:table-cell>
          <table:table-cell office:value-type="float" office:value="2.2000000000000002" table:style-name="ce3">
            <text:p>2.2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drinks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29" table:formula="of:=[.A29]+1" table:style-name="ce2">
            <text:p>29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Cincau</text:p>
          </table:table-cell>
          <table:table-cell office:value-type="float" office:value="2.5" table:style-name="ce3">
            <text:p>2.5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drinks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30" table:formula="of:=[.A30]+1" table:style-name="ce2">
            <text:p>30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Limau ais</text:p>
          </table:table-cell>
          <table:table-cell office:value-type="float" office:value="1.8" table:style-name="ce3">
            <text:p>1.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drinks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31" table:formula="of:=[.A31]+1" table:style-name="ce2">
            <text:p>31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Limau panas</text:p>
          </table:table-cell>
          <table:table-cell office:value-type="float" office:value="1.5" table:style-name="ce3">
            <text:p>1.5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drinks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32" table:formula="of:=[.A32]+1" table:style-name="ce2">
            <text:p>32</text:p>
          </table:table-cell>
          <table:table-cell office:value-type="string" table:style-name="ce3">
            <text:p>Mamak</text:p>
          </table:table-cell>
          <table:table-cell office:value-type="string" table:style-name="ce3">
            <text:p>Bandung ai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drinks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33" table:formula="of:=[.A33]+1" table:style-name="ce2">
            <text:p>33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Apple juic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juic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34" table:formula="of:=[.A34]+1" table:style-name="ce2">
            <text:p>34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Orange juic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juic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35" table:formula="of:=[.A35]+1" table:style-name="ce2">
            <text:p>35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Watermelon juic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juic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36" table:formula="of:=[.A36]+1" table:style-name="ce2">
            <text:p>36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Cucumber juic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juic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37" table:formula="of:=[.A37]+1" table:style-name="ce2">
            <text:p>37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Pineapple juic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juic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38" table:formula="of:=[.A38]+1" table:style-name="ce2">
            <text:p>38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Carrot juic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juic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39" table:formula="of:=[.A39]+1" table:style-name="ce2">
            <text:p>39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Espres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coffe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40" table:formula="of:=[.A40]+1" table:style-name="ce2">
            <text:p>40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Hot Americano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coffe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41" table:formula="of:=[.A41]+1" table:style-name="ce2">
            <text:p>41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Iced American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coffe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42" table:formula="of:=[.A42]+1" table:style-name="ce2">
            <text:p>42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Hot Latte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coffe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43" table:formula="of:=[.A43]+1" table:style-name="ce2">
            <text:p>43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Iced Latte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coffe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44" table:formula="of:=[.A44]+1" table:style-name="ce2">
            <text:p>44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Hot Cappuccino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coffe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45" table:formula="of:=[.A45]+1" table:style-name="ce2">
            <text:p>45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Ice Cappuccino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coffe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46" table:formula="of:=[.A46]+1" table:style-name="ce2">
            <text:p>46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Hot Mocha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coffe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47" table:formula="of:=[.A47]+1" table:style-name="ce2">
            <text:p>47</text:p>
          </table:table-cell>
          <table:table-cell office:value-type="string" table:style-name="ce3">
            <text:p>Beverage</text:p>
          </table:table-cell>
          <table:table-cell office:value-type="string" table:style-name="ce3">
            <text:p>Iced Mocha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yes</text:p>
          </table:table-cell>
          <table:table-cell office:value-type="string" table:style-name="ce4">
            <text:p>coffee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table:number-columns-repeated="16374"/>
        </table:table-row>
        <table:table-row table:style-name="ro1">
          <table:table-cell office:value-type="float" office:value="48" table:formula="of:=[.A48]+1" table:style-name="ce2">
            <text:p>48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Tteok<text:s/>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49" table:formula="of:=[.A49]+1" table:style-name="ce2">
            <text:p>49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Kimchi<text:s/>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50" table:formula="of:=[.A50]+1" table:style-name="ce2">
            <text:p>50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Gimbap</text:p>
          </table:table-cell>
          <table:table-cell office:value-type="float" office:value="4.5" table:style-name="ce4">
            <text:p>4.5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51" table:formula="of:=[.A51]+1" table:style-name="ce2">
            <text:p>51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Tteokbokki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52" table:formula="of:=[.A52]+1" table:style-name="ce2">
            <text:p>52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Hobakjuk<text:s/>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53" table:formula="of:=[.A53]+1" table:style-name="ce2">
            <text:p>53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Ramyun</text:p>
          </table:table-cell>
          <table:table-cell office:value-type="float" office:value="6.5" table:style-name="ce4">
            <text:p>6.5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54" table:formula="of:=[.A54]+1" table:style-name="ce2">
            <text:p>54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Kimchi Fried Rice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55" table:formula="of:=[.A55]+1" table:style-name="ce2">
            <text:p>55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Bulgogi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56" table:formula="of:=[.A56]+1" table:style-name="ce2">
            <text:p>56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Jjajangmyeon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57" table:formula="of:=[.A57]+1" table:style-name="ce2">
            <text:p>57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Kongguksu</text:p>
          </table:table-cell>
          <table:table-cell office:value-type="float" office:value="7.5" table:style-name="ce4">
            <text:p>7.5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58" table:formula="of:=[.A58]+1" table:style-name="ce2">
            <text:p>58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Japchae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59" table:formula="of:=[.A59]+1" table:style-name="ce2">
            <text:p>59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Bulgogi with rice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60" table:formula="of:=[.A60]+1" table:style-name="ce2">
            <text:p>60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Naengmyeon</text:p>
          </table:table-cell>
          <table:table-cell office:value-type="float" office:value="8.5" table:style-name="ce4">
            <text:p>8.5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61" table:formula="of:=[.A61]+1" table:style-name="ce2">
            <text:p>61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Bibimbap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62" table:formula="of:=[.A62]+1" table:style-name="ce2">
            <text:p>62</text:p>
          </table:table-cell>
          <table:table-cell office:value-type="string" table:style-name="ce3">
            <text:p>Korean</text:p>
          </table:table-cell>
          <table:table-cell office:value-type="string" table:style-name="ce4">
            <text:p>Sundubu Jjigae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soup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63" table:formula="of:=[.A63]+1" table:style-name="ce2">
            <text:p>63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Miso Soup</text:p>
          </table:table-cell>
          <table:table-cell office:value-type="float" office:value="1.5" table:style-name="ce4">
            <text:p>1.5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soup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64" table:formula="of:=[.A64]+1" table:style-name="ce2">
            <text:p>64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Chawanmushi</text:p>
          </table:table-cell>
          <table:table-cell office:value-type="float" office:value="1.5" table:style-name="ce4">
            <text:p>1.5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65" table:formula="of:=[.A65]+1" table:style-name="ce2">
            <text:p>65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Gyoza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66" table:formula="of:=[.A66]+1" table:style-name="ce2">
            <text:p>66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Tempura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67" table:formula="of:=[.A67]+1" table:style-name="ce2">
            <text:p>67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Tamagoyaki (Egg Roll)</text:p>
          </table:table-cell>
          <table:table-cell office:value-type="float" office:value="1.5" table:style-name="ce4">
            <text:p>1.5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sid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68" table:formula="of:=[.A68]+1" table:style-name="ce2">
            <text:p>68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Teriyaki Chicken Bento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69" table:formula="of:=[.A69]+1" table:style-name="ce2">
            <text:p>69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Teriyaki Vegetable Bento</text:p>
          </table:table-cell>
          <table:table-cell office:value-type="float" office:value="6.5" table:style-name="ce4">
            <text:p>6.5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70" table:formula="of:=[.A70]+1" table:style-name="ce2">
            <text:p>70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Seafood Bento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71" table:formula="of:=[.A71]+1" table:style-name="ce2">
            <text:p>71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Chicken Katsu Don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72" table:formula="of:=[.A72]+1" table:style-name="ce2">
            <text:p>72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Tempura Soba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73" table:formula="of:=[.A73]+1" table:style-name="ce2">
            <text:p>73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Chicken Yaki Soba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74" table:formula="of:=[.A74]+1" table:style-name="ce2">
            <text:p>74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Vegetable Yaki Soba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75" table:formula="of:=[.A75]+1" table:style-name="ce2">
            <text:p>75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Zaru Soba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76" table:formula="of:=[.A76]+1" table:style-name="ce2">
            <text:p>76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Zaru Soba + Tempura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77" table:formula="of:=[.A77]+1" table:style-name="ce2">
            <text:p>77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Tempura Udon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78" table:formula="of:=[.A78]+1" table:style-name="ce2">
            <text:p>78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Chicken Yaki Udon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79" table:formula="of:=[.A79]+1" table:style-name="ce2">
            <text:p>79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Vegetable Yaki Udon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80" table:formula="of:=[.A80]+1" table:style-name="ce2">
            <text:p>80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Zaru Udon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81" table:formula="of:=[.A81]+1" table:style-name="ce2">
            <text:p>81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Zaru Udon + Tempura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odl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82" table:formula="of:=[.A82]+1" table:style-name="ce2">
            <text:p>82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Chicken Teriyaki Lunch Set (Miso Soup)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83" table:formula="of:=[.A83]+1" table:style-name="ce2">
            <text:p>83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Tempura Lunch Set (Miso Soup)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84" table:formula="of:=[.A84]+1" table:style-name="ce2">
            <text:p>84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Vegetarian Lunch Set (Miso Soup)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85" table:formula="of:=[.A85]+1" table:style-name="ce2">
            <text:p>85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Chicken Teriyaki Dinner Set (Chawanmushi)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style-name="ro1">
          <table:table-cell office:value-type="float" office:value="86" table:formula="of:=[.A86]+1" table:style-name="ce2">
            <text:p>86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Tempura Dinner Set (Chawanmushi)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table:number-columns-repeated="16374"/>
        </table:table-row>
        <table:table-row table:style-name="ro1">
          <table:table-cell office:value-type="float" office:value="87" table:formula="of:=[.A87]+1" table:style-name="ce2">
            <text:p>87</text:p>
          </table:table-cell>
          <table:table-cell office:value-type="string" table:style-name="ce3">
            <text:p>Japanese</text:p>
          </table:table-cell>
          <table:table-cell office:value-type="string" table:style-name="ce4">
            <text:p>Vegetarian Dinner Set (Chawanmushi)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ric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74"/>
        </table:table-row>
        <table:table-row table:number-rows-repeated="8" table:style-name="ro1">
          <table:table-cell table:number-columns-repeated="16384" table:style-name="ce2"/>
        </table:table-row>
        <table:table-row table:number-rows-repeated="898" table:style-name="ro1">
          <table:table-cell table:number-columns-repeated="16384"/>
        </table:table-row>
        <table:table-row table:number-rows-repeated="104758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EREK</meta:initial-creator>
    <dc:creator>jonathan lam</dc:creator>
    <meta:creation-date>2021-10-09T05:44:01Z</meta:creation-date>
    <dc:date>2021-11-16T02:00:41Z</dc:date>
  </office:meta>
</office:document-meta>
</file>